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color="#ffffff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2" draw:layer="layout" svg:width="1.27cm" svg:height="1.27cm" svg:x="11.096cm" svg:y="9.89cm">
          <text:p text:style-name="P1">+</text:p>
        </draw:circle>
        <draw:circle draw:style-name="gr1" draw:text-style-name="P2" draw:layer="layout" svg:width="1.27cm" svg:height="1.27cm" svg:x="12.205cm" svg:y="12.43cm">
          <text:p text:style-name="P1">+</text:p>
        </draw:circle>
        <draw:circle draw:style-name="gr1" draw:text-style-name="P2" draw:layer="layout" svg:width="1.27cm" svg:height="1.27cm" svg:x="8.556cm" svg:y="10.519cm">
          <text:p text:style-name="P1">+</text:p>
        </draw:circle>
        <draw:circle draw:style-name="gr1" draw:text-style-name="P2" draw:layer="layout" svg:width="1.27cm" svg:height="1.27cm" svg:x="9.592cm" svg:y="8.917cm">
          <text:p text:style-name="P1">+</text:p>
        </draw:circle>
        <draw:circle draw:style-name="gr2" draw:text-style-name="P4" draw:layer="layout" svg:width="1.27cm" svg:height="1.27cm" svg:x="10.15cm" svg:y="11.457cm">
          <text:p text:style-name="P3"><text:span text:style-name="T1">N</text:span></text:p>
        </draw:circle>
        <draw:circle draw:style-name="gr2" draw:text-style-name="P4" draw:layer="layout" svg:width="1.27cm" svg:height="1.27cm" svg:x="11.42cm" svg:y="11.16cm">
          <text:p text:style-name="P3"><text:span text:style-name="T1">N</text:span></text:p>
        </draw:circle>
        <draw:circle draw:style-name="gr2" draw:text-style-name="P4" draw:layer="layout" svg:width="1.27cm" svg:height="1.27cm" svg:x="10.935cm" svg:y="12.43cm">
          <text:p text:style-name="P3"><text:span text:style-name="T1">N</text:span></text:p>
        </draw:circle>
        <draw:circle draw:style-name="gr2" draw:text-style-name="P4" draw:layer="layout" svg:width="1.27cm" svg:height="1.27cm" svg:x="9.665cm" svg:y="12.727cm">
          <text:p text:style-name="P3"><text:span text:style-name="T1">N</text:span></text:p>
        </draw:circle>
        <draw:circle draw:style-name="gr2" draw:text-style-name="P4" draw:layer="layout" svg:width="1.27cm" svg:height="1.27cm" svg:x="8.88cm" svg:y="11.789cm">
          <text:p text:style-name="P3"><text:span text:style-name="T1">N</text:span></text:p>
        </draw:circle>
        <draw:circle draw:style-name="gr2" draw:text-style-name="P4" draw:layer="layout" svg:width="1.27cm" svg:height="1.27cm" svg:x="9.826cm" svg:y="10.187cm">
          <text:p text:style-name="P3"><text:span text:style-name="T1">N</text:span></text:p>
        </draw:circle>
        <draw:circle draw:style-name="gr1" draw:text-style-name="P2" draw:layer="layout" svg:width="1.27cm" svg:height="1.27cm" svg:x="8.395cm" svg:y="13.059cm">
          <text:p text:style-name="P1">+</text:p>
        </draw:circle>
        <draw:circle draw:style-name="gr1" draw:text-style-name="P2" draw:layer="layout" svg:width="1.27cm" svg:height="1.27cm" svg:x="10.634cm" svg:y="13.7cm">
          <text:p text:style-name="P1">+</text:p>
        </draw:circle>
        <draw:circle draw:style-name="gr3" draw:text-style-name="P2" draw:layer="layout" svg:width="9.663cm" svg:height="9.663cm" svg:x="6.198cm" svg:y="7.212cm">
          <text:p text:style-name="P5"/>
        </draw:circle>
        <draw:circle draw:style-name="gr3" draw:text-style-name="P2" draw:layer="layout" svg:width="13.335cm" svg:height="13.335cm" svg:x="4.175cm" svg:y="5.445cm">
          <text:p text:style-name="P5"/>
        </draw:circle>
        <draw:circle draw:style-name="gr4" draw:text-style-name="P2" draw:layer="layout" svg:width="0.635cm" svg:height="0.635cm" svg:x="10.525cm" svg:y="6.978cm">
          <text:p text:style-name="P1">-</text:p>
        </draw:circle>
        <draw:circle draw:style-name="gr4" draw:text-style-name="P2" draw:layer="layout" svg:width="0.635cm" svg:height="0.635cm" svg:x="10.734cm" svg:y="16.604cm">
          <text:p text:style-name="P1">-</text:p>
        </draw:circle>
        <draw:circle draw:style-name="gr4" draw:text-style-name="P2" draw:layer="layout" svg:width="0.635cm" svg:height="0.635cm" svg:x="5.563cm" svg:y="7.212cm">
          <text:p text:style-name="P1">-</text:p>
        </draw:circle>
        <draw:circle draw:style-name="gr4" draw:text-style-name="P2" draw:layer="layout" svg:width="0.635cm" svg:height="0.635cm" svg:x="14.62cm" svg:y="6.577cm">
          <text:p text:style-name="P1">-</text:p>
        </draw:circle>
        <draw:circle draw:style-name="gr4" draw:text-style-name="P2" draw:layer="layout" svg:width="0.635cm" svg:height="0.635cm" svg:x="7.142cm" svg:y="17.618cm">
          <text:p text:style-name="P1">-</text:p>
        </draw:circle>
        <draw:circle draw:style-name="gr4" draw:text-style-name="P2" draw:layer="layout" svg:width="0.635cm" svg:height="0.635cm" svg:x="15.48cm" svg:y="16.24cm">
          <text:p text:style-name="P1">-</text:p>
        </draw:circle>
        <draw:frame draw:style-name="gr5" draw:layer="layout" svg:width="2.576cm" svg:height="0.962cm" svg:x="9.255cm" svg:y="3.54cm">
          <draw:text-box>
            <text:p text:style-name="P5">Carb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Keith Gable</meta:initial-creator>
    <meta:creation-date>2007-09-21T11:32:19</meta:creation-date>
    <dc:creator>Keith Gable</dc:creator>
    <dc:date>2007-09-21T11:39:17</dc:date>
    <dc:language>en-US</dc:language>
    <meta:editing-cycles>2</meta:editing-cycles>
    <meta:editing-duration>PT6M58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